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Linux Biolinum G" svg:font-family="'Linux Biolinum G'"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Linux Biolinum G"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Linux Biolinum G"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inux Biolinum G" fo:font-size="20pt" fo:font-weight="normal" style:font-size-asian="20pt" style:font-weight-asian="normal" style:font-size-complex="20pt" style:font-weight-complex="normal"/>
    </style:style>
    <style:style style:name="P4" style:family="paragraph" style:parent-style-name="Standard">
      <style:paragraph-properties fo:text-align="start" style:justify-single-word="false"/>
      <style:text-properties style:font-name="Linux Biolinum G" fo:font-size="14pt" fo:font-weight="normal" style:font-size-asian="14pt" style:font-weight-asian="normal" style:font-size-complex="14pt" style:font-weight-complex="normal"/>
    </style:style>
    <style:style style:name="P5" style:family="paragraph" style:parent-style-name="Standard" style:list-style-name="L1">
      <style:paragraph-properties fo:text-align="start" style:justify-single-word="false"/>
      <style:text-properties style:font-name="Linux Biolinum G" fo:font-size="14pt" fo:font-weight="normal" style:font-size-asian="14pt" style:font-weight-asian="normal" style:font-size-complex="14pt" style:font-weight-complex="normal"/>
    </style:style>
    <style:style style:name="P6" style:family="paragraph" style:parent-style-name="Standard" style:list-style-name="L2">
      <style:paragraph-properties fo:text-align="start" style:justify-single-word="false"/>
      <style:text-properties style:font-name="Linux Biolinum G" fo:font-size="14pt" fo:font-weight="normal" style:font-size-asian="14pt" style:font-weight-asian="normal" style:font-size-complex="14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Bannière ISIMA*</text:p>
      <text:p text:style-name="P1"/>
      <text:p text:style-name="P1">Cahier des charges</text:p>
      <text:p text:style-name="P3"/>
      <text:p text:style-name="P3"/>
      <text:p text:style-name="P1">Civilisation Simultor</text:p>
      <text:p text:style-name="P3"/>
      <text:p text:style-name="P4">Porteurs :<text:tab/>Thomas Cluzel et Bruno Jousse<text:tab/><text:tab/><text:tab/></text:p>
      <text:p text:style-name="P4"/>
      <text:p text:style-name="P4">Etablissement: ISIM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Sommaire :</text:p>
      <text:p text:style-name="P4"/>
      <text:p text:style-name="P4">I. Présentation du projet</text:p>
      <text:list xml:id="list3180372649264962548" text:style-name="L1">
        <text:list-item>
          <text:list>
            <text:list-item>
              <text:list>
                <text:list-item>
                  <text:p text:style-name="P5">Cadre d'élaboration du cahier des charges</text:p>
                </text:list-item>
                <text:list-item>
                  <text:p text:style-name="P5">Objectifs</text:p>
                </text:list-item>
                <text:list-item>
                  <text:p text:style-name="P5">Simulation choisie</text:p>
                </text:list-item>
                <text:list-item>
                  <text:p text:style-name="P5">Intérêts</text:p>
                </text:list-item>
                <text:list-item>
                  <text:p text:style-name="P5">Marché</text:p>
                </text:list-item>
              </text:list>
            </text:list-item>
          </text:list>
        </text:list-item>
      </text:list>
      <text:p text:style-name="P4"/>
      <text:p text:style-name="P4">II. Conception</text:p>
      <text:list xml:id="list7249592918918290298" text:style-name="L2">
        <text:list-item>
          <text:list>
            <text:list-item>
              <text:list>
                <text:list-item>
                  <text:p text:style-name="P6">Technologies</text:p>
                  <text:p text:style-name="P6">a. Technologies choisies</text:p>
                  <text:p text:style-name="P6">b. Présentation Cmake</text:p>
                  <text:p text:style-name="P6">c. Présentation Qt</text:p>
                </text:list-item>
                <text:list-item>
                  <text:p text:style-name="P6">Acteurs</text:p>
                </text:list-item>
                <text:list-item>
                  <text:p text:style-name="P6">UML</text:p>
                </text:list-item>
                <text:list-item>
                  <text:p text:style-name="P6">Paramètres modifiables</text:p>
                </text:list-item>
              </text:list>
            </text:list-item>
          </text:list>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 Présentation du projet</text:p>
      <text:p text:style-name="P4"/>
      <text:p text:style-name="P4"><text:tab/>1. Cadre d'élaboration du cahier des charges</text:p>
      <text:p text:style-name="P4"/>
      <text:p text:style-name="P4"><text:tab/>La rédaction de ce cahier des charges se fait dans le cadre d'un TP de simulation de 2ème année à l'ISIMA. Nous devons <text:s/>écrire un cahier des charges sur un projet que nous réaliserons au second semestre. </text:p>
      <text:p text:style-name="P4"/>
      <text:p text:style-name="P4"><text:tab/>2. Objectifs</text:p>
      <text:p text:style-name="P4"/>
      <text:p text:style-name="P4"><text:tab/>Le projet que nous devons concevoir est une simulation de notre choix utilisant des acteurs. </text:p>
      <text:p text:style-name="P4">Il nous permettra d'apprendre à réaliser un projet de son analyse à sa réalisation, ainsi qu'à manipuler le concepte d'acteurs.</text:p>
      <text:p text:style-name="P4"/>
      <text:p text:style-name="P4"><text:tab/>3. Simulation choisie</text:p>
      <text:p text:style-name="P4"/>
      <text:p text:style-name="P4"><text:tab/>Nous avons décidé de simuler le développement de civilisations sur un même espace. Elles devront récolter des ressources pour pouvoir créer de nouvelles unités et bâtiments et aggrandir leur domination. Ainsi elles pourront être amener à s'affronter pour pouvoir accéder aux ressources ou assoir leur pouvoir.</text:p>
      <text:p text:style-name="P4"/>
      <text:p text:style-name="P4"><text:tab/>4 Intérêts</text:p>
      <text:p text:style-name="P4"/>
      <text:p text:style-name="P4"><text:tab/>Les intérêts sont: <text:tab/>- l'analyse du développement de civilisations, quelles choix ont été fait pour optimiser leur développement,</text:p>
      <text:p text:style-name="P4"><text:tab/><text:tab/><text:tab/><text:tab/>- l'analyse des intéractions réalisées avec d'autres acteurs externes possédent les mêmes objectifs et se développants au même endroit.</text:p>
      <text:p text:style-name="P4"/>
      <text:p text:style-name="P4"><text:tab/>5. Marché</text:p>
      <text:p text:style-name="P4"/>
      <text:p text:style-name="P4"><text:tab/>Ce projet pourrait être utilile pour le développement d'une IA dans un jeu vidéo de stratégie. </text:p>
      <text:p text:style-name="P4">De plus s'il est très fortement amélioré avec l'ajout d'un nombre très important de facteurs, cela pourrait être intéressant à l'échelle politique pour pouvoir déceler et prévoir les meilleurs décisions à prendre.</text:p>
      <text:p text:style-name="P4"/>
      <text:p text:style-name="P4"/>
      <text:p text:style-name="P4"/>
      <text:p text:style-name="P4"/>
      <text:p text:style-name="P4"/>
      <text:p text:style-name="P4"/>
      <text:p text:style-name="P4"/>
      <text:p text:style-name="P4"/>
      <text:p text:style-name="P4"/>
      <text:p text:style-name="P4"><text:soft-page-break/>II. Conception</text:p>
      <text:p text:style-name="P4"/>
      <text:list xml:id="list35536339" text:continue-numbering="true" text:style-name="L2">
        <text:list-item>
          <text:list>
            <text:list-item>
              <text:list>
                <text:list-item>
                  <text:p text:style-name="P6">Technologies</text:p>
                  <text:p text:style-name="P6"/>
                  <text:p text:style-name="P6">a. Technologies choisies</text:p>
                </text:list-item>
              </text:list>
            </text:list-item>
          </text:list>
        </text:list-item>
      </text:list>
      <text:p text:style-name="P4"/>
      <text:p text:style-name="P4"><text:tab/>La réalisation de ce projet se fera en C++ à l'aide du framework Qt et compilé en utilisant CMake</text:p>
      <text:p text:style-name="P4"/>
      <text:p text:style-name="P4"/>
      <text:list xml:id="list35538731" text:continue-numbering="true" text:style-name="L2">
        <text:list-item>
          <text:list>
            <text:list-item>
              <text:list>
                <text:list-header>
                  <text:p text:style-name="P6">b. Présentation Cmake</text:p>
                </text:list-header>
              </text:list>
            </text:list-item>
          </text:list>
        </text:list-item>
      </text:list>
      <text:p text:style-name="P4"/>
      <text:p text:style-name="P4"/>
      <text:p text:style-name="P4"/>
      <text:list xml:id="list35525764" text:continue-numbering="true" text:style-name="L2">
        <text:list-item>
          <text:list>
            <text:list-item>
              <text:list>
                <text:list-header>
                  <text:p text:style-name="P6">c. Présentation Qt</text:p>
                </text:list-header>
              </text:list>
            </text:list-item>
          </text:list>
        </text:list-item>
      </text:list>
      <text:p text:style-name="P4"/>
      <text:p text:style-name="P4"/>
      <text:list xml:id="list35533898" text:continue-numbering="true" text:style-name="L2">
        <text:list-item>
          <text:list>
            <text:list-item>
              <text:list>
                <text:list-item>
                  <text:p text:style-name="P6">Acteurs</text:p>
                </text:list-item>
              </text:list>
            </text:list-item>
          </text:list>
        </text:list-item>
      </text:list>
      <text:p text:style-name="P4"/>
      <text:p text:style-name="P4">Acteurs présents dans notre simulation :</text:p>
      <text:p text:style-name="P4"/>
      <text:p text:style-name="P4"><text:tab/>- Civilisation: Elle est composée de soldats et d'ouvriers travaillant pour son développement. Elle représente le "cerveau" principal pouvant donner des ordre généraux sur les objectifs à accomplir. Son objectif à elle est de créer de nouvelles unités en collectant des ressources et d'étendre son contrôle.</text:p>
      <text:p text:style-name="P4"/>
      <text:p text:style-name="P4"><text:tab/>- Ressources (bois): Une ressource donne naissance à d'autres ressources au bout d'un certain temps.</text:p>
      <text:p text:style-name="P4"/>
      <text:p text:style-name="P4"><text:tab/>- Ouvriers: Un ouvrier travaille pour une civilisation, il permet d'aller collecter des ressources et les rapportent.</text:p>
      <text:p text:style-name="P4"/>
      <text:p text:style-name="P4"><text:tab/>- Soldats: Un soldat travaille pour une civilisation, il permet d'attaquer des unités ennemies.</text:p>
      <text:p text:style-name="P4"/>
      <text:list xml:id="list35533241" text:continue-numbering="true" text:style-name="L2">
        <text:list-item>
          <text:list>
            <text:list-item>
              <text:list>
                <text:list-item>
                  <text:p text:style-name="P6">UML</text:p>
                </text:list-item>
              </text:list>
            </text:list-item>
          </text:list>
        </text:list-item>
      </text:list>
      <text:p text:style-name="P4"/>
      <text:p text:style-name="P4"/>
      <text:list xml:id="list35522201" text:continue-numbering="true" text:style-name="L2">
        <text:list-item>
          <text:list>
            <text:list-item>
              <text:list>
                <text:list-item>
                  <text:p text:style-name="P6">Paramètres modifiables</text:p>
                </text:list-item>
              </text:list>
            </text:list-item>
          </text:list>
        </text:list-item>
      </text:list>
      <text:p text:style-name="P4"/>
      <text:p text:style-name="P4">Paramètres modifiables par l'utilisateur:</text:p>
      <text:p text:style-name="P4"><text:tab/>- Taille du monde</text:p>
      <text:p text:style-name="P4"><text:tab/>- Position et abondance des ressources</text:p>
      <text:p text:style-name="P4"><text:tab/>- Nombre de civilisations</text:p>
      <text:p text:style-name="P4"><text:tab/>- Caractéristiques propres à chaque civilisations (aggressivité, "intellig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Linux Biolinum G" svg:font-family="'Linux Biolinum G'"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9M57S</meta:editing-duration>
    <meta:editing-cycles>13</meta:editing-cycles>
    <meta:generator>OpenOffice/4.1.5$Win32 OpenOffice.org_project/415m1$Build-9789</meta:generator>
    <dc:date>2018-11-19T15:33:50.90</dc:date>
    <dc:creator>Bruno Jousse</dc:creator>
    <meta:document-statistic meta:table-count="0" meta:image-count="0" meta:object-count="0" meta:page-count="4" meta:paragraph-count="53" meta:word-count="445" meta:character-count="2912"/>
    <meta:user-defined meta:name="Info 1"/>
    <meta:user-defined meta:name="Info 2"/>
    <meta:user-defined meta:name="Info 3"/>
    <meta:user-defined meta:name="Info 4"/>
  </office:meta>
</office:document-meta>
</file>